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7215in"/>
    </style:style>
    <style:style style:name="Table1.B" style:family="table-column">
      <style:table-column-properties style:column-width="1.9243in"/>
    </style:style>
    <style:style style:name="Table1.C" style:family="table-column">
      <style:table-column-properties style:column-width="2.0833in"/>
    </style:style>
    <style:style style:name="Table1.D" style:family="table-column">
      <style:table-column-properties style:column-width="1.6146in"/>
    </style:style>
    <style:style style:name="Table1.E" style:family="table-column">
      <style:table-column-properties style:column-width="0.583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Table_20_Contents">
      <style:paragraph-properties fo:text-align="justify" style:justify-single-word="false"/>
    </style:style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P5" style:family="paragraph" style:parent-style-name="Table_20_Contents">
      <style:paragraph-properties fo:text-align="justify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cceptance Test Procedure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Step List</text:p>
          </table:table-cell>
          <table:table-cell table:style-name="Table1.A1" office:value-type="string">
            <text:p text:style-name="P3">Procedure</text:p>
          </table:table-cell>
          <table:table-cell table:style-name="Table1.A1" office:value-type="string">
            <text:p text:style-name="P3">Expected Results</text:p>
          </table:table-cell>
          <table:table-cell table:style-name="Table1.A1" office:value-type="string">
            <text:p text:style-name="P3">Actual Results</text:p>
          </table:table-cell>
          <table:table-cell table:style-name="Table1.E1" office:value-type="string">
            <text:p text:style-name="P3">AI</text:p>
          </table:table-cell>
        </table:table-row>
        <table:table-row>
          <table:table-cell table:style-name="Table1.A2" office:value-type="string">
            <text:p text:style-name="P3">1.</text:p>
          </table:table-cell>
          <table:table-cell table:style-name="Table1.A2" office:value-type="string">
            <text:p text:style-name="P3">Run gameGUI</text:p>
          </table:table-cell>
          <table:table-cell table:style-name="Table1.A2" office:value-type="string">
            <text:p text:style-name="P3">Python displays first window of game including the back face of the card deck, a title message, an entry box, and a button.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2.</text:p>
          </table:table-cell>
          <table:table-cell table:style-name="Table1.A2" office:value-type="string">
            <text:p text:style-name="P3">If user tries to press “select your card” before he/she enters number of players, a pop-up will appear. The user will have to press the 'Okay' button to re-enter good input</text:p>
          </table:table-cell>
          <table:table-cell table:style-name="Table1.A2" office:value-type="string">
            <text:p text:style-name="P3">A pop-up will display: “Please enter the number of players, then press &lt;ENTER&gt;” The user will then be able to re-enter good data.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3.</text:p>
          </table:table-cell>
          <table:table-cell table:style-name="Table1.A2" office:value-type="string">
            <text:p text:style-name="P3">Enter number of players by using the keyboard, then press the &lt;ENTER&gt; button for the game to carry through </text:p>
          </table:table-cell>
          <table:table-cell table:style-name="Table1.A2" office:value-type="string">
            <text:p text:style-name="P3">Game will begin, starting with player 1, displaying: “Player 1's Turn”.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4.</text:p>
          </table:table-cell>
          <table:table-cell table:style-name="Table1.A2" office:value-type="string">
            <text:p text:style-name="P3">If bad input is entered, there will be a pop-up along with a chance to re-enter good input. User will have to press “okay” button <text:s/>to re enter number of players then press &lt;ENTER&gt;</text:p>
          </table:table-cell>
          <table:table-cell table:style-name="Table1.A2" office:value-type="string">
            <text:p text:style-name="P3">Pop-up includes message: “Please enter a valid number of players” and an 'Okay' button. Player then will re-enter input.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5.</text:p>
          </table:table-cell>
          <table:table-cell table:style-name="Table1.A2" office:value-type="string">
            <text:p text:style-name="P3">Player 1 will press button: “Select your card”</text:p>
          </table:table-cell>
          <table:table-cell table:style-name="Table1.A2" office:value-type="string">
            <text:p text:style-name="P3">GUI window will display a random card from the official card deck. The game will also display the rule associated with the card. The played shall follow dictated rule.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6.</text:p>
          </table:table-cell>
          <table:table-cell table:style-name="Table1.A2" office:value-type="string">
            <text:p text:style-name="P3">The next player (e.g. Player 2) will then press button: “Select your card”</text:p>
          </table:table-cell>
          <table:table-cell table:style-name="Table1.A2" office:value-type="string">
            <text:p text:style-name="P3">GUI window will display a random card from the official card deck. The game will also display the rule associated with the card. The played shall follow dictated rule.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7.</text:p>
          </table:table-cell>
          <table:table-cell table:style-name="Table1.A2" office:value-type="string">
            <text:p text:style-name="P3">Continue looping through players by following which player's turn is indicated on the window.</text:p>
          </table:table-cell>
          <table:table-cell table:style-name="Table1.A2" office:value-type="string">
            <text:p text:style-name="P3">GUI window will display a random card from the official card deck. The game will also display the rule associated with the card. The played <text:soft-page-break/>shall follow dictated rule.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8.</text:p>
          </table:table-cell>
          <table:table-cell table:style-name="Table1.A2" office:value-type="string">
            <text:p text:style-name="P3">If a king appears, the user will have to enter a rule via keyboard. Once the rule is finished the user must press the &lt;ENTER&gt; button for the rule to go through.</text:p>
          </table:table-cell>
          <table:table-cell table:style-name="Table1.A2" office:value-type="string">
            <text:p text:style-name="P3">The rule will appear on the bottom of the GUI for the entirety of the game**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9.</text:p>
          </table:table-cell>
          <table:table-cell table:style-name="Table1.A2" office:value-type="string">
            <text:p text:style-name="P3">If the user tries to skip entering a rule, or presses any other button other than the &lt;ENTER&gt; button to enter in the data a pop-up box will appear. The user will have to press the 'Okay' button to have a chance to re-enter good input.</text:p>
          </table:table-cell>
          <table:table-cell table:style-name="Table1.A2" office:value-type="string">
            <text:p text:style-name="P3">Pop-up window will display “Please type in a rule, then press &lt;ENTER&gt;”. User will then be able to re-enter good input for King's rule.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10.</text:p>
          </table:table-cell>
          <table:table-cell table:style-name="Table1.A2" office:value-type="string">
            <text:p text:style-name="P3">This process will repeat until the deck has been exhausted (The game will automatically loop through the number of players you have playing).</text:p>
          </table:table-cell>
          <table:table-cell table:style-name="Table1.A2" office:value-type="string">
            <text:p text:style-name="P3">GUI window will display a random card from the official card deck. The game will also display the rule associated with the card. The played shall follow dictated rule.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11.</text:p>
          </table:table-cell>
          <table:table-cell table:style-name="Table1.A2" office:value-type="string">
            <text:p text:style-name="P3">Once the game ends, the GUI window will display a final message along with the remaining rules and the title.</text:p>
          </table:table-cell>
          <table:table-cell table:style-name="Table1.A2" office:value-type="string">
            <text:p text:style-name="P3">“You've exhausted the deck, Game Over!” 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12.</text:p>
          </table:table-cell>
          <table:table-cell table:style-name="Table1.A2" office:value-type="string">
            <text:p text:style-name="P3">The player(s) will be able to quit the game by pressing the button, “Quit” and the game and window will terminate.</text:p>
          </table:table-cell>
          <table:table-cell table:style-name="Table1.A2" office:value-type="string">
            <text:p text:style-name="P3">You should probably play again because you such a good time!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</table:table>
      <text:p text:style-name="P2"/>
      <text:p text:style-name="P2">** - This step will last until all four kings have been fou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9T14:28:24</meta:creation-date>
    <dc:date>2015-12-10T12:56:49</dc:date>
    <meta:editing-duration>PT11M24S</meta:editing-duration>
    <meta:editing-cycles>4</meta:editing-cycles>
    <meta:generator>LibreOffice/3.5$Linux_X86_64 LibreOffice_project/350m1$Build-2</meta:generator>
    <meta:print-date>2015-12-09T15:07:21</meta:print-date>
    <meta:document-statistic meta:table-count="1" meta:image-count="0" meta:object-count="0" meta:page-count="2" meta:paragraph-count="43" meta:word-count="548" meta:character-count="3024" meta:non-whitespace-character-count="2516"/>
  </office:meta>
</office:document-meta>
</file>